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adornments="Normal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Ubuntu1" svg:font-family="Ubuntu" style:font-adornments="Normal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style style:name="P2" style:family="paragraph" style:parent-style-name="Text_20_body">
      <style:text-properties fo:font-size="6pt" officeooo:rsid="001f92c7" officeooo:paragraph-rsid="001f92c7" style:font-size-asian="5.25pt" style:font-size-complex="6pt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" style:master-page-name="">
      <style:paragraph-properties fo:margin-top="0cm" fo:margin-bottom="0cm" style:contextual-spacing="false" fo:line-height="100%" fo:orphans="0" fo:widows="0" style:page-number="auto" fo:break-before="page" fo:keep-with-next="always"/>
      <style:text-properties fo:font-size="2pt" officeooo:rsid="001f92c7" officeooo:paragraph-rsid="001f92c7" style:font-size-asian="1.75pt" style:font-size-complex="2pt"/>
    </style:style>
    <style:style style:name="P5" style:family="paragraph" style:parent-style-name="pre">
      <style:text-properties officeooo:paragraph-rsid="0038b052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style:font-name="Ubuntu1" officeooo:rsid="0043d02a" style:font-name-asian="Noto Serif CJK SC" style:font-name-complex="Lohit Devanagari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3"><text:date style:data-style-name="N37" text:date-value="2021-05-09T15:18:00.695187463" text:fixed="true">09/05/21</text:date><text:s/><text:span text:style-name="T1">– </text:span><text:time style:data-style-name="N41" text:time-value="2021-05-09T15:18:09.629818266" text:fixed="true">15:18:09</text:time></text:p>
      <text:table-of-content text:style-name="Sect1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</text:index-body>
      </text:table-of-content>
      <text:p text:style-name="P2"/>
      <text:p text:style-name="P4"/>
      <text:section text:style-name="Sect1" text:name="Xhtml">
        <text:p text:style-name="P5"><office:annotation loext:resolved="false"><dc:creator>Unknown Author</dc:creator><dc:date>2020-08-30T16:00:30.952900328</dc:date><text:p text:style-name="P6"><text:span text:style-name="T3">do section- for chunk,delta in self.getMergedContent()</text:span></text:p></office:annotation><text:s text:c="2"/><office:annotation loext:resolved="false"><dc:creator>Unknown Author</dc:creator><dc:date>2020-08-30T16:06:21.305518870</dc:date><text:p text:style-name="P6"><text:span text:style-name="T3">do text</text:span></text:p><text:p text:style-name="P6"><text:span text:style-name="T3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6"><text:span text:style-name="T4">do text if False</text:span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adornments="Normal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Ubuntu1" svg:font-family="Ubuntu" style:font-adornments="Normal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Ubuntu1" fo:font-family="Ubuntu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Ubuntu1" fo:font-family="Ubuntu" style:font-style-name="Normal" style:font-pitch="variable" fo:font-size="2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Ubuntu Mono" fo:font-family="'Ubuntu Mono'" style:font-style-name="Regular" style:font-pitch="fixed" fo:font-size="9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1-05-09T15:30:32.094901902</dc:date>
    <meta:editing-duration>PT1H2M56S</meta:editing-duration>
    <meta:editing-cycles>34</meta:editing-cycles>
    <meta:generator>LibreOffice/7.1.2.2$Linux_X86_64 LibreOffice_project/10$Build-2</meta:generator>
    <meta:document-statistic meta:table-count="0" meta:image-count="0" meta:object-count="0" meta:page-count="2" meta:paragraph-count="6" meta:word-count="9" meta:character-count="53" meta:non-whitespace-character-count="45"/>
  </office:meta>
</office:document-meta>
</file>